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</text:p>
      <text:p text:style-name="Standard">title: "The name of your research software exemplar or use case" # short title - this is usually your software project name</text:p>
      <text:p text:style-name="Standard">search_exclude: true # set to false if you want this page to show up in search results (it's 'true for the template as we don't want that in search results)</text:p>
      <text:p text:style-name="Standard">description: "" # a description of the page - A brief description of the exemplar or use case and which problem it solves and which domains (or if its cross domain) it applies to. </text:p>
      <text:p text:style-name="Standard">contributors: [] # a comma separated list of contributors' names, as found in _data/CONTRIBUTORS.yml (add yourself to the files if you do not have an entry)</text:p>
      <text:p text:style-name="Standard">page_id: # unique page id, ideally lowercase words separated by underscore(s) - for example page_id of 'Galaxy' could be galaxy</text:p>
      <text:p text:style-name="Standard">type: research_software_story # leave this as is</text:p>
      <text:p text:style-name="Standard">---</text:p>
      <text:p text:style-name="Standard"/>
      <text:p text:style-name="Standard">&lt;!-- </text:p>
      <text:p text:style-name="Standard">Please keep all sections and fill them in.</text:p>
      <text:p text:style-name="Standard"/>
      <text:p text:style-name="Standard">If this is not possible for any reason - you may remove sections (you will need to explain to the Editorial Board in your pull request why certain sections are not present).</text:p>
      <text:p text:style-name="Standard"/>
      <text:p text:style-name="Standard">The text describing what is needed in the sections can be removed.</text:p>
      <text:p text:style-name="Standard"/>
      <text:p text:style-name="Standard">Once you have completed your research community entry - please add it to _data/sidebars/main.yml under the Research Software Stories entry in alphabetical order.</text:p>
      <text:p text:style-name="Standard"/>
      <text:p text:style-name="Standard">All markdown and page metadata comment sections can be removed before you submit a pull request.</text:p>
      <text:p text:style-name="Standard">--&gt;</text:p>
      <text:p text:style-name="Standard"><text:soft-page-break/></text:p>
      <text:p text:style-name="Standard"/>
      <text:p text:style-name="Standard">## The Problem </text:p>
      <text:p text:style-name="Standard">### Add a short one-two liner subtitle for the description of the problem</text:p>
      <text:p text:style-name="Standard"/>
      <text:p text:style-name="Standard">&lt;!--</text:p>
      <text:p text:style-name="Standard"/>
      <text:p text:style-name="Standard">**What scientific or practical problem does the software solve?**</text:p>
      <text:p text:style-name="Standard"/>
      <text:p text:style-name="Standard">**Questions:**</text:p>
      <text:p text:style-name="Standard"/>
      <text:p text:style-name="Standard">- What was difficult, fragile, slow, or unreliable before this software existed?</text:p>
      <text:p text:style-name="Standard">- What scientific question or workflow needed improvement?</text:p>
      <text:p text:style-name="Standard">- Why was existing tooling not enough?</text:p>
      <text:p text:style-name="Standard">- What assumptions sit behind the problem?</text:p>
      <text:p text:style-name="Standard">- What boundaries or limitations define the scope?</text:p>
      <text:p text:style-name="Standard"/>
      <text:p text:style-name="Standard">*Write 2-3 full sentences first, then add bullets if helpful.*</text:p>
      <text:p text:style-name="Standard"/>
      <text:p text:style-name="Standard">--&gt;</text:p>
      <text:p text:style-name="Standard">## The Community </text:p>
      <text:p text:style-name="Standard"><text:soft-page-break/>### Add a short one-two liner subtitle about the community/communities that use or will potentially use this software</text:p>
      <text:p text:style-name="Standard"/>
      <text:p text:style-name="Standard">&lt;!--</text:p>
      <text:p text:style-name="Standard"/>
      <text:p text:style-name="Standard">- Describe how the development is organised (e.g. is it one person, many, how are they organised and/or governed)</text:p>
      <text:p text:style-name="Standard">- Who are the users - how experienced are they in using your software?</text:p>
      <text:p text:style-name="Standard"/>
      <text:p text:style-name="Standard">**Who builds the software and who uses it?**</text:p>
      <text:p text:style-name="Standard"/>
      <text:p text:style-name="Standard">**Questions:**</text:p>
      <text:p text:style-name="Standard"/>
      <text:p text:style-name="Standard">- Who are the developers and contributors?</text:p>
      <text:p text:style-name="Standard">- Who relies on the software in their research?</text:p>
      <text:p text:style-name="Standard">- What roles or expertise are involved?</text:p>
      <text:p text:style-name="Standard">- How do these groups interact?</text:p>
      <text:p text:style-name="Standard">- Are there gaps, risks, or single points of failure?</text:p>
      <text:p text:style-name="Standard"/>
      <text:p text:style-name="Standard">*2-3 full sentences, then optional bullets.*</text:p>
      <text:p text:style-name="Standard"/>
      <text:p text:style-name="Standard">--&gt;</text:p>
      <text:p text:style-name="Standard"/>
      <text:p text:style-name="Standard"><text:soft-page-break/>## Technical Aspects <text:s/></text:p>
      <text:p text:style-name="Standard"/>
      <text:p text:style-name="Standard">&lt;!--</text:p>
      <text:p text:style-name="Standard"/>
      <text:p text:style-name="Standard">**What is the software, technically?**</text:p>
      <text:p text:style-name="Standard"/>
      <text:p text:style-name="Standard">**Questions:**</text:p>
      <text:p text:style-name="Standard"/>
      <text:p text:style-name="Standard">- What type of software is it (e.g. analysis tool, prototype tools, workflow, service, registry …)?</text:p>
      <text:p text:style-name="Standard">- What tier of software is it (analysis code, prototype tools, research software infrastructure - see https://everse.software/RSQKit/three_tier_view)</text:p>
      <text:p text:style-name="Standard">- Which languages, frameworks, or technologies does it use?</text:p>
      <text:p text:style-name="Standard">- How large or complex is the codebase? (e.g. size, complexity, activity, when did development start)</text:p>
      <text:p text:style-name="Standard">- What constraints shape it? (data size, performance, domain-specific rules)</text:p>
      <text:p text:style-name="Standard"/>
      <text:p text:style-name="Standard">*Begin with full sentences.*</text:p>
      <text:p text:style-name="Standard"/>
      <text:p text:style-name="Standard">--&gt;</text:p>
      <text:p text:style-name="Standard"/>
      <text:p text:style-name="Standard">### Libraries and Systems </text:p>
      <text:p text:style-name="Standard"/>
      <text:p text:style-name="Standard">&lt;!--</text:p>
      <text:p text:style-name="Standard"><text:soft-page-break/>**What major libraries, systems, or ecosystems does the software depend on?**</text:p>
      <text:p text:style-name="Standard"/>
      <text:p text:style-name="Standard">**Questions:**</text:p>
      <text:p text:style-name="Standard"/>
      <text:p text:style-name="Standard">- What scientific libraries, frameworks, or APIs does it rely on?</text:p>
      <text:p text:style-name="Standard">- Which external systems does it integrate with?</text:p>
      <text:p text:style-name="Standard">- What data formats or domain tools must it support?</text:p>
      <text:p text:style-name="Standard">- What does someone need to know before contributing?</text:p>
      <text:p text:style-name="Standard"/>
      <text:p text:style-name="Standard">*Write 2-3 clear sentences before listing items.*</text:p>
      <text:p text:style-name="Standard"/>
      <text:p text:style-name="Standard">--&gt;</text:p>
      <text:p text:style-name="Standard"/>
      <text:p text:style-name="Standard">## Software Practices </text:p>
      <text:p text:style-name="Standard">### Add a short one-two liner subtitle about which software practices are being used and their benefits to the user community</text:p>
      <text:p text:style-name="Standard"/>
      <text:p text:style-name="Standard">&lt;!--</text:p>
      <text:p text:style-name="Standard"/>
      <text:p text:style-name="Standard">**What practices guide development and collaboration?**</text:p>
      <text:p text:style-name="Standard"/>
      <text:p text:style-name="Standard">**Questions:**</text:p>
      <text:p text:style-name="Standard"><text:soft-page-break/></text:p>
      <text:p text:style-name="Standard">- How do you use version control?</text:p>
      <text:p text:style-name="Standard">- Is there code review? Testing? Release processes?</text:p>
      <text:p text:style-name="Standard">- How are decisions made?</text:p>
      <text:p text:style-name="Standard">- How do people communicate about changes?</text:p>
      <text:p text:style-name="Standard">- What's informal but still important?</text:p>
      <text:p text:style-name="Standard">- What have the benefits been of using these practices?</text:p>
      <text:p text:style-name="Standard"/>
      <text:p text:style-name="Standard">*First: 2-3 sentences capturing reality as it is.*</text:p>
      <text:p text:style-name="Standard"/>
      <text:p text:style-name="Standard">--&gt;</text:p>
      <text:p text:style-name="Standard"/>
      <text:p text:style-name="Standard">## Community </text:p>
      <text:p text:style-name="Standard">### Add a short one-two liner subtitle about how the software is being adopted for usage and how a community is being built around it</text:p>
      <text:p text:style-name="Standard"/>
      <text:p text:style-name="Standard">&lt;!--</text:p>
      <text:p text:style-name="Standard"/>
      <text:p text:style-name="Standard">**How do new users and developers start using or contributing to the software?**</text:p>
      <text:p text:style-name="Standard"/>
      <text:p text:style-name="Standard">**Questions:**</text:p>
      <text:p text:style-name="Standard"/>
      <text:p text:style-name="Standard"><text:soft-page-break/>- What is a typical user (developer) journey?</text:p>
      <text:p text:style-name="Standard">- What do new contributors usually do first?</text:p>
      <text:p text:style-name="Standard">- What examples, notebooks, wikis, or tutorials exist?</text:p>
      <text:p text:style-name="Standard">- How do people learn the workflow?</text:p>
      <text:p text:style-name="Standard">- What obstacles do newcomers face?</text:p>
      <text:p text:style-name="Standard"/>
      <text:p text:style-name="Standard">*Write full sentences about the “on-ramp”, then add bullets.*</text:p>
      <text:p text:style-name="Standard"/>
      <text:p text:style-name="Standard">--&gt;</text:p>
      <text:p text:style-name="Standard"/>
      <text:p text:style-name="Standard">## Tools </text:p>
      <text:p text:style-name="Standard">### Add a short one-two liner subtitle about the other tools that help in improving your research software <text:s/></text:p>
      <text:p text:style-name="Standard"/>
      <text:p text:style-name="Standard">&lt;!--</text:p>
      <text:p text:style-name="Standard"/>
      <text:p text:style-name="Standard">**Questions:**</text:p>
      <text:p text:style-name="Standard"/>
      <text:p text:style-name="Standard">- What linters, formatters, CI systems, test runners, or similar are used?</text:p>
      <text:p text:style-name="Standard">- How do you containerise or package the environment?</text:p>
      <text:p text:style-name="Standard">- What workflow or documentation tools help keep things stable?</text:p>
      <text:p text:style-name="Standard">- Which of these tools make daily development easier?</text:p>
      <text:p text:style-name="Standard"><text:soft-page-break/></text:p>
      <text:p text:style-name="Standard">*Begin with sentences; bullets optional.*</text:p>
      <text:p text:style-name="Standard"/>
      <text:p text:style-name="Standard">Note: if any tools mentioned don’t exist in https://github.com/EVERSE-ResearchSoftware/RSQKit/blob/main/_data/tool_and_resource_list.yml consider adding them</text:p>
      <text:p text:style-name="Standard"/>
      <text:p text:style-name="Standard">--&gt;</text:p>
      <text:p text:style-name="Standard"/>
      <text:p text:style-name="Standard">## FAIR &amp; Open </text:p>
      <text:p text:style-name="Standard">### Add a short one-two liner subtitle about how your research software is aligned with FAIR and/or Open practices</text:p>
      <text:p text:style-name="Standard"/>
      <text:p text:style-name="Standard">&lt;!--</text:p>
      <text:p text:style-name="Standard"/>
      <text:p text:style-name="Standard">**How does your software align with FAIR principles and open practices?** *2-3 sentences*</text:p>
      <text:p text:style-name="Standard"/>
      <text:p text:style-name="Standard">**Questions:**</text:p>
      <text:p text:style-name="Standard"/>
      <text:p text:style-name="Standard">- Is the code publicly findable? How?</text:p>
      <text:p text:style-name="Standard">- What licence do you use?</text:p>
      <text:p text:style-name="Standard">- How can others access the software and its documentation?</text:p>
      <text:p text:style-name="Standard">- What formats or standards promote interoperability?</text:p>
      <text:p text:style-name="Standard">- How can others reuse or build on your work?</text:p>
      <text:p text:style-name="Standard"><text:soft-page-break/>- How open is the development process?</text:p>
      <text:p text:style-name="Standard"/>
      <text:p text:style-name="Standard">Note: to understand more about FAIR see - https://everse.software/RSQKit/fair_rs</text:p>
      <text:p text:style-name="Standard"/>
      <text:p text:style-name="Standard">--&gt;</text:p>
      <text:p text:style-name="Standard"/>
      <text:p text:style-name="Standard">## Documentation </text:p>
      <text:p text:style-name="Standard">### Add a short one-two liner subtitle about how documenting the research software helps the user community using the research software</text:p>
      <text:p text:style-name="Standard"/>
      <text:p text:style-name="Standard">&lt;!--</text:p>
      <text:p text:style-name="Standard"/>
      <text:p text:style-name="Standard">**What documentation exists, and where is it?**</text:p>
      <text:p text:style-name="Standard"/>
      <text:p text:style-name="Standard">**Questions:**</text:p>
      <text:p text:style-name="Standard"/>
      <text:p text:style-name="Standard">- Where is the main entry point?</text:p>
      <text:p text:style-name="Standard">- What forms of documentation exist (README, wiki, notebooks…)?</text:p>
      <text:p text:style-name="Standard">- What is missing or incomplete?</text:p>
      <text:p text:style-name="Standard">- What do users find most useful right now?</text:p>
      <text:p text:style-name="Standard">- What do *you* wish existed?</text:p>
      <text:p text:style-name="Standard"/>
      <text:p text:style-name="Standard"><text:soft-page-break/>*Write sentences first, then bullets for specifics.*</text:p>
      <text:p text:style-name="Standard"/>
      <text:p text:style-name="Standard">--&gt;</text:p>
      <text:p text:style-name="Standard"/>
      <text:p text:style-name="Standard">## Sustainability </text:p>
      <text:p text:style-name="Standard">### Add a short one-two liner subtitle about how is the research software being made sustainable</text:p>
      <text:p text:style-name="Standard"/>
      <text:p text:style-name="Standard">&lt;!--</text:p>
      <text:p text:style-name="Standard"/>
      <text:p text:style-name="Standard">**How is the software managed, maintained, and supported over time?**</text:p>
      <text:p text:style-name="Standard"/>
      <text:p text:style-name="Standard">**Questions:**</text:p>
      <text:p text:style-name="Standard"/>
      <text:p text:style-name="Standard">- Who maintains it?</text:p>
      <text:p text:style-name="Standard">- How active is the project?</text:p>
      <text:p text:style-name="Standard">- What governance (formal or informal) exists?</text:p>
      <text:p text:style-name="Standard">- What funding supports development or maintenance?</text:p>
      <text:p text:style-name="Standard">- What risks or future uncertainties matter?</text:p>
      <text:p text:style-name="Standard">- What plans exist beyond current grants?</text:p>
      <text:p text:style-name="Standard"/>
      <text:p text:style-name="Standard">*Begin with a few sentences. Clarity beats detail.*</text:p>
      <text:p text:style-name="Standard"><text:soft-page-break/></text:p>
      <text:p text:style-name="Standard">--&gt;</text:p>
      <text:p text:style-name="Standard"/>
      <text:p text:style-name="Standard">## References </text:p>
      <text:p text:style-name="Standard"/>
      <text:p text:style-name="Standard">&lt;!--</text:p>
      <text:p text:style-name="Standard"/>
      <text:p text:style-name="Standard">**What external material shapes or supports the project?**</text:p>
      <text:p text:style-name="Standard"/>
      <text:p text:style-name="Standard">**Questions:**</text:p>
      <text:p text:style-name="Standard"/>
      <text:p text:style-name="Standard">- Documentation</text:p>
      <text:p text:style-name="Standard">- Tools</text:p>
      <text:p text:style-name="Standard">- Research papers</text:p>
      <text:p text:style-name="Standard">- External standards</text:p>
      <text:p text:style-name="Standard">- Anything the story builds upon</text:p>
      <text:p text:style-name="Standard"/>
      <text:p text:style-name="Standard">*Write 1-2 sentences, then list items.*</text:p>
      <text:p text:style-name="Standard"/>
      <text:p text:style-name="Standard">--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47" meta:word-count="1119" meta:character-count="6840" meta:non-whitespace-character-count="5864"/>
    <meta:generator>LibreOfficeDev/6.0.5.2$Linux_X86_64 LibreOffice_project/</meta:generator>
  </office:meta>
</office:document-meta>
</file>